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e51d6" officeooo:paragraph-rsid="000e51d6"/>
    </style:style>
    <style:style style:name="P2" style:family="paragraph" style:parent-style-name="Standard">
      <style:text-properties officeooo:rsid="000f64b2" officeooo:paragraph-rsid="000f64b2"/>
    </style:style>
    <style:style style:name="T1" style:family="text">
      <style:text-properties officeooo:rsid="000ec099"/>
    </style:style>
    <style:style style:name="T2" style:family="text">
      <style:text-properties officeooo:rsid="000f64b2"/>
    </style:style>
    <style:style style:name="T3" style:family="text">
      <style:text-properties officeooo:rsid="0011135c"/>
    </style:style>
    <style:style style:name="T4" style:family="text">
      <style:text-properties officeooo:rsid="00128c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s Zendrum ist der Knochen, der in der Brust sitzt. Es ist so etwas wie eine Brücke zwischen Mensch und Nana. Der Knochen entsteht vermutlich dadurch, dass Blut durch verbraucht wird, und dadurch Sedimente anlagern. <text:span text:style-name="T1">Der Knochen ist negativ.</text:span></text:p>
      <text:p text:style-name="P1"/>
      <text:p text:style-name="P2">Der Knochen hat den oberen Punkt Tao, und den unteren Punkt Dao.</text:p>
      <text:p text:style-name="P2">Das Tao scheidet die Welt entzwei, und erzeugt vorwärts und rückwärts. Beides zusammen ist Z.</text:p>
      <text:p text:style-name="P2">Nur vorwärts ist N. <text:span text:style-name="T3">Das ist die Zeit. </text:span><text:span text:style-name="T4">Die Fixpunkte der Iteration sind die Nana.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02:08:34.102347976</meta:creation-date>
    <meta:generator>LibreOffice/7.4.7.2$Linux_X86_64 LibreOffice_project/40$Build-2</meta:generator>
    <dc:date>2023-11-21T02:16:53.190515603</dc:date>
    <meta:editing-duration>PT2M15S</meta:editing-duration>
    <meta:editing-cycles>5</meta:editing-cycles>
    <meta:document-statistic meta:table-count="0" meta:image-count="0" meta:object-count="0" meta:page-count="1" meta:paragraph-count="4" meta:word-count="81" meta:character-count="479" meta:non-whitespace-character-count="401"/>
  </office:meta>
</office:document-meta>
</file>